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9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Near wall spacing</text:p>
          </table:table-cell>
          <table:table-cell table:style-name="ce1" office:value-type="float" office:value="0.0000235" calcext:value-type="float">
            <text:p>2.35E-05</text:p>
          </table:table-cell>
        </table:table-row>
        <table:table-row table:style-name="ro1">
          <table:table-cell office:value-type="string" calcext:value-type="string">
            <text:p>Total height</text:p>
          </table:table-cell>
          <table:table-cell table:style-name="Default" table:formula="of:=0.75*0.023" office:value-type="float" office:value="0.01725" calcext:value-type="float">
            <text:p>0.0172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Growth Ratio</text:p>
          </table:table-cell>
          <table:table-cell table:style-name="Default" office:value-type="string" calcext:value-type="string">
            <text:p>Layers required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(LN(1-([.$B$2]*(1-[.A5]))/[.$B$1])/LN([.A5]))" office:value-type="float" office:value="74.3944315671939" calcext:value-type="float">
            <text:p>74.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(LN(1-([.$B$2]*(1-[.A6]))/[.$B$1])/LN([.A6]))" office:value-type="float" office:value="45.2156647296322" calcext:value-type="float">
            <text:p>45.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(LN(1-([.$B$2]*(1-[.A7]))/[.$B$1])/LN([.A7]))" office:value-type="float" office:value="33.7036539954832" calcext:value-type="float">
            <text:p>33.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(LN(1-([.$B$2]*(1-[.A8]))/[.$B$1])/LN([.A8]))" office:value-type="float" office:value="27.4016834697655" calcext:value-type="float">
            <text:p>27.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(LN(1-([.$B$2]*(1-[.A9]))/[.$B$1])/LN([.A9]))" office:value-type="float" office:value="23.3827376647882" calcext:value-type="float">
            <text:p>23.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(LN(1-([.$B$2]*(1-[.A10]))/[.$B$1])/LN([.A10]))" office:value-type="float" office:value="20.5787361751657" calcext:value-type="float">
            <text:p>2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3:49:29.843297921</meta:creation-date>
    <dc:date>2016-10-20T14:08:23.276937582</dc:date>
    <meta:editing-duration>PT8M43S</meta:editing-duration>
    <meta:editing-cycles>1</meta:editing-cycles>
    <meta:document-statistic meta:table-count="1" meta:cell-count="18" meta:object-count="0"/>
    <meta:generator>LibreOffice/5.2.1.2$Linux_X86_64 LibreOffice_project/31dd62db80d4e60af04904455ec9c9219178d620</meta:generator>
  </office:meta>
</office:document-meta>
</file>